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6cm" fo:min-width="5.0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14cm" fo:min-width="4.91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66cm" fo:min-width="5.671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018cm" fo:min-width="6.42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65cm" fo:min-width="5.3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7.9cm" svg:height="3.5cm" svg:x="5.9cm" svg:y="1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6cm" svg:height="2.8cm" svg:x="5.4cm" svg:y="6.8cm">
          <text:p text:style-name="P1">Podaj bok kwadratu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9.8cm" svg:height="3.2cm" svg:x="4.2cm" svg:y="11.4cm">
          <text:p text:style-name="P1">Wprowadź 4 * bok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10cm" svg:y1="5.4cm" svg:x2="9.8cm" svg:y2="7cm">
          <text:p/>
        </draw:line>
        <draw:line draw:style-name="gr4" draw:text-style-name="P2" draw:layer="layout" svg:x1="9.8cm" svg:y1="9.6cm" svg:x2="10.6cm" svg:y2="11.8cm">
          <text:p/>
        </draw:line>
        <draw:custom-shape draw:style-name="gr5" draw:text-style-name="P1" draw:layer="layout" svg:width="11cm" svg:height="3.6cm" svg:x="3.4cm" svg:y="16.9cm">
          <text:p text:style-name="P1">Wprowadź bok * bok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8.3cm" svg:height="4.1cm" svg:x="5.4cm" svg:y="23.3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3cm" svg:y1="14.7cm" svg:x2="8.9cm" svg:y2="17cm">
          <text:p/>
        </draw:line>
        <draw:line draw:style-name="gr4" draw:text-style-name="P2" draw:layer="layout" svg:x1="9.1cm" svg:y1="20.5cm" svg:x2="9.6cm" svg:y2="23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2:09:11.889647913</meta:creation-date>
    <dc:date>2020-09-09T12:20:13.669067766</dc:date>
    <meta:editing-duration>PT51S</meta:editing-duration>
    <meta:editing-cycles>1</meta:editing-cycles>
    <meta:document-statistic meta:object-count="9"/>
    <meta:generator>LibreOffice/6.4.5.2$Linux_X86_64 LibreOffice_project/40$Build-2</meta:generator>
  </office:meta>
</office:document-meta>
</file>